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54" calcext:value-type="float">
            <text:p>354</text:p>
          </table:table-cell>
          <table:table-cell table:style-name="ce7" table:formula="of:=COUNTIF([.B7:.B454];&quot;X&quot;)" office:value-type="float" office:value="300" calcext:value-type="float">
            <text:p>30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1" calcext:value-type="float">
            <text:p>3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9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1">00/00/0000</text:date>, <text:time style:data-style-name="N2" text:time-value="21:46:38.0303952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01T21:47:05.648274335</dc:date>
    <meta:editing-duration>PT12H24M2S</meta:editing-duration>
    <meta:editing-cycles>328</meta:editing-cycles>
    <meta:document-statistic meta:table-count="1" meta:cell-count="2114" meta:object-count="0"/>
  </office:meta>
</office:document-meta>
</file>